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1417in"/>
    </style:style>
    <style:style style:name="co2" style:family="table-column">
      <style:table-column-properties fo:break-before="auto" style:column-width="0.3327in"/>
    </style:style>
    <style:style style:name="co3" style:family="table-column">
      <style:table-column-properties fo:break-before="auto" style:column-width="1.4953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4.9272in"/>
    </style:style>
    <style:style style:name="co6" style:family="table-column">
      <style:table-column-properties fo:break-before="auto" style:column-width="10.5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HIPz-RIO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HIPz 6530 RIOT Module for KIM-1000</text:p>
          </table:table-cell>
          <table:table-cell table:number-columns-repeated="3"/>
          <table:table-cell office:value-type="string" calcext:value-type="string">
            <text:p>Rev. A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Hav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</table:table-row>
        <table:table-row table:style-name="ro1">
          <table:table-cell office:value-type="string" calcext:value-type="string">
            <text:p>C1,C3,C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uF</text:p>
          </table:table-cell>
          <table:table-cell table:style-name="ce4"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C2,C4,C5,C6,C7,C8,C9,C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uF</text:p>
          </table:table-cell>
          <table:table-cell table:style-name="ce4"/>
          <table:table-cell office:value-type="string" calcext:value-type="string">
            <text:p>Capacitor_SMD:C_0402_1005Metric_Pad0.74x0.62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0</text:p>
          </table:table-cell>
          <table:table-cell table:style-name="ce4" office:value-type="string" calcext:value-type="string">
            <text:p>AMZN: Cable</text:p>
          </table:table-cell>
          <table:table-cell office:value-type="string" calcext:value-type="string">
            <text:p>Connector_JST:JST_SHL_SM10B-SHLS-TF_1x10-1MP_P1.00mm_Horizont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47W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http://www.infineon.com/dgdl/Infineon-BC847SERIES_BC848SERIES_BC849SERIES_BC850SERIES-DS-v01_01-en.pdf?fileId=db3a304314dca389011541d4630a1657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FDN340P-D.PDF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2,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table:style-name="ce4"/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7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table:style-name="ce4"/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table:style-name="ce4"/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Resistor_SMD:R_0402_1005Metric_Pad0.72x0.64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5AMX120TCG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onsemi:CASE_711AJ_1.0x1.0mm_P0.65mm</text:p>
          </table:table-cell>
          <table:table-cell office:value-type="string" calcext:value-type="string">
            <text:p>https://www.onsemi.com/pdf/datasheet/ncp115-d.pdf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5SF081BMAH*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CM_Chip_Packages:UDFN-8_EP_3x2_Pitch0.5mm</text:p>
          </table:table-cell>
          <table:table-cell office:value-type="string" calcext:value-type="string">
            <text:p>https://www.adestotech.com/wp-content/uploads/DS-AT25SF081_045.pdf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14:08.845092738</dc:date>
    <meta:editing-duration>PT1H11M27S</meta:editing-duration>
    <meta:editing-cycles>2</meta:editing-cycles>
    <meta:generator>LibreOffice/7.5.9.2$MacOSX_X86_64 LibreOffice_project/cdeefe45c17511d326101eed8008ac4092f278a9</meta:generator>
    <meta:document-statistic meta:table-count="1" meta:cell-count="87" meta:object-count="0"/>
  </office:meta>
</office:document-meta>
</file>